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0280" officeooo:paragraph-rsid="00030280"/>
    </style:style>
    <style:style style:name="P2" style:family="paragraph" style:parent-style-name="Standard">
      <style:paragraph-properties fo:text-align="justify" style:justify-single-word="false"/>
      <style:text-properties officeooo:rsid="00030280" officeooo:paragraph-rsid="00040283"/>
    </style:style>
    <style:style style:name="P3" style:family="paragraph" style:parent-style-name="Standard">
      <style:paragraph-properties fo:text-align="justify" style:justify-single-word="false"/>
      <style:text-properties officeooo:rsid="00057eb1" officeooo:paragraph-rsid="00057eb1"/>
    </style:style>
    <style:style style:name="P4" style:family="paragraph" style:parent-style-name="Standard" style:list-style-name="L1">
      <style:paragraph-properties fo:text-align="justify" style:justify-single-word="false"/>
      <style:text-properties officeooo:paragraph-rsid="00057eb1"/>
    </style:style>
    <style:style style:name="P5" style:family="paragraph" style:parent-style-name="Standard" style:list-style-name="L1">
      <style:paragraph-properties fo:text-align="justify" style:justify-single-word="false"/>
      <style:text-properties officeooo:rsid="00057eb1" officeooo:paragraph-rsid="00057eb1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40283" officeooo:paragraph-rsid="00040283"/>
    </style:style>
    <style:style style:name="P7" style:family="paragraph" style:parent-style-name="Standard">
      <style:paragraph-properties fo:text-align="justify" style:justify-single-word="false"/>
      <style:text-properties officeooo:rsid="00040283" officeooo:paragraph-rsid="00040283"/>
    </style:style>
    <style:style style:name="P8" style:family="paragraph" style:parent-style-name="Standard">
      <style:paragraph-properties fo:text-align="justify" style:justify-single-word="false"/>
      <style:text-properties officeooo:rsid="0005de98" officeooo:paragraph-rsid="0005de98"/>
    </style:style>
    <style:style style:name="T1" style:family="text">
      <style:text-properties officeooo:rsid="00057eb1"/>
    </style:style>
    <style:style style:name="T2" style:family="text">
      <style:text-properties officeooo:rsid="0004028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 vs the Street y el futuro de la EIF en la UNA</text:p>
      <text:p text:style-name="P1"/>
      <text:p text:style-name="P1"/>
      <text:p text:style-name="P2"><text:span text:style-name="T1">I</text:span><text:span text:style-name="T2">ntro</text:span><text:span text:style-name="T1">duccion:</text:span></text:p>
      <text:p text:style-name="P2"/>
      <text:p text:style-name="P2"/>
      <text:p text:style-name="P3">Objetivo general:</text:p>
      <text:list text:style-name="L1">
        <text:list-header>
          <text:p text:style-name="P4"/>
        </text:list-header>
        <text:list-item>
          <text:p text:style-name="P5">Determinar un nuevo plan de estudios que no solo compita con la oferta laboral del mercado no official de ensennanza sino tambien a la vez mantener sus caracteristicas investigativas y explorativas que son pilares de la innovacion.<text:line-break/></text:p>
        </text:list-item>
        <text:list-item>
          <text:p text:style-name="P5">Analizar technologias ignoradas por la escuela para una pronta adopcion y constante actualizacion.</text:p>
          <text:p text:style-name="P5"/>
        </text:list-item>
      </text:list>
      <text:p text:style-name="P2"><text:span text:style-name="T1">O</text:span><text:span text:style-name="T2">bjetivos :</text:span></text:p>
      <text:p text:style-name="P2"/>
      <text:list text:style-name="L2">
        <text:list-item>
          <text:p text:style-name="P6"><text:span text:style-name="T1">A</text:span>nalizar los numero de graduados en la escuela de informatica en base a encuestas realizadas por la misma universidad.</text:p>
          <text:p text:style-name="P6"/>
        </text:list-item>
        <text:list-item>
          <text:p text:style-name="P6"><text:span text:style-name="T1">Diagnosticar</text:span> las razones principales <text:span text:style-name="T1">para no terminar la carrera.</text:span></text:p>
          <text:p text:style-name="P6"/>
        </text:list-item>
        <text:list-item>
          <text:p text:style-name="P6"><text:span text:style-name="T1">Identificar </text:span>un <text:span text:style-name="T1">plan de estudios general </text:span>enriquesido de <text:span text:style-name="T1">con cursos sobre computer cience de la mano a de las nuevas tendencias de programacion.</text:span></text:p>
        </text:list-item>
      </text:list>
      <text:p text:style-name="P7"/>
      <text:p text:style-name="P7"/>
      <text:p text:style-name="P2"><text:line-break/><text:line-break/>Segun las encuestas la industria IT , en los anno 2015 – 2025 la necesidad de ingeniero </text:p>
      <text:p text:style-name="P2"/>
      <text:p text:style-name="P8">referencias <text:line-break/></text:p>
      <text:p text:style-name="P8">encuesta de la universidad nacional de costa rica – matricula de estudiantes. </text:p>
      <text:p text:style-name="P8">|<text:a xlink:type="simple" xlink:href="https://documentos.una.ac.cr/handle/unadocs/10586" text:style-name="Internet_20_link" text:visited-style-name="Visited_20_Internet_20_Link">https://documentos.una.ac.cr/handle/unadocs/10586</text:a></text:p>
      <text:p text:style-name="P8"/>
      <text:p text:style-name="P8">encuesta de la universidad nacional de costa rica – graduacion de estudiantes.</text:p>
      <text:p text:style-name="P8"><text:a xlink:type="simple" xlink:href="https://documentos.una.ac.cr/handle/unadocs/10585" text:style-name="Internet_20_link" text:visited-style-name="Visited_20_Internet_20_Link">https://documentos.una.ac.cr/handle/unadocs/10585</text:a></text:p>
      <text:p text:style-name="P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3T12:11:22.734010317</meta:creation-date>
    <dc:date>2025-07-23T15:44:34.588347568</dc:date>
    <meta:editing-duration>PT32M16S</meta:editing-duration>
    <meta:editing-cycles>1</meta:editing-cycles>
    <meta:generator>LibreOffice/25.2.5.2$Linux_X86_64 LibreOffice_project/fb4792146257752f54eab576deb869869b108571</meta:generator>
    <meta:document-statistic meta:table-count="0" meta:image-count="0" meta:object-count="0" meta:page-count="1" meta:paragraph-count="19" meta:word-count="169" meta:character-count="1111" meta:non-whitespace-character-count="956"/>
  </office:meta>
</office:document-meta>
</file>